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0.599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5"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9" style:family="table-cell" style:parent-style-name="Default">
      <style:table-cell-properties fo:background-color="#dedce6"/>
      <style:text-properties style:font-name="Gentium Book Plus" fo:font-size="12pt" style:font-size-asian="12pt" style:font-size-complex="12pt"/>
    </style:style>
    <style:style style:name="ce11" style:family="table-cell" style:parent-style-name="Default">
      <style:table-cell-properties fo:background-color="#dde8cb"/>
      <style:text-properties style:font-name="Gentium Book Plus" fo:font-size="12pt" style:font-size-asian="12pt" style:font-size-complex="12pt"/>
    </style:style>
    <style:style style:name="ce17" style:family="table-cell" style:parent-style-name="Default">
      <style:table-cell-properties fo:background-color="#ffd8ce"/>
      <style:text-properties style:font-name="Gentium Book Plus" fo:font-size="12pt" style:font-size-asian="12pt" style:font-size-complex="12pt"/>
    </style:style>
    <style:style style:name="ce18"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10" style:family="table-cell" style:parent-style-name="Default">
      <style:table-cell-properties fo:background-color="#ffd7d7"/>
      <style:text-properties style:font-name="Gentium Book Plus" fo:font-size="12pt" style:font-size-asian="12pt" style:font-size-complex="12pt"/>
    </style:style>
    <style:style style:name="ce7" style:family="table-cell" style:parent-style-name="Default">
      <style:table-cell-properties fo:background-color="#ffffd7"/>
      <style:text-properties style:font-name="Gentium Book Plus" fo:font-size="12pt" style:font-size-asian="12pt" style:font-size-complex="12pt"/>
    </style:style>
    <style:style style:name="ce8" style:family="table-cell" style:parent-style-name="Default">
      <style:table-cell-properties fo:background-color="#dee6ef"/>
      <style:text-properties style:font-name="Gentium Book Plus" fo:font-size="12pt" style:font-size-asian="12pt" style:font-size-complex="12pt"/>
    </style:style>
    <style:style style:name="ce12" style:family="table-cell" style:parent-style-name="Default">
      <style:table-cell-properties fo:background-color="#ffdbb6"/>
      <style:text-properties style:font-name="Gentium Book Plus" fo:font-size="12pt" style:font-size-asian="12pt" style:font-size-complex="12pt"/>
    </style:style>
    <style:style style:name="ce13" style:family="table-cell" style:parent-style-name="Default">
      <style:table-cell-properties fo:background-color="#dee7e5"/>
      <style:text-properties style:font-name="Gentium Book Plus" fo:font-size="12pt" style:font-size-asian="12pt" style:font-size-complex="12pt"/>
    </style:style>
    <style:style style:name="ce2" style:family="table-cell" style:parent-style-name="Default">
      <style:text-properties style:font-name="Gentium Book Plus" fo:font-size="12pt" style:font-size-asian="12pt" style:font-size-complex="12pt"/>
    </style:style>
    <style:style style:name="ce3" style:family="table-cell" style:parent-style-name="Default">
      <style:text-properties style:font-name="Gentium Book Plus" fo:font-size="12pt" fo:font-style="italic" style:font-size-asian="12pt" style:font-style-asian="italic" style:font-size-complex="12pt" style:font-style-complex="italic"/>
    </style:style>
    <style:style style:name="ce30"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29"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number-columns-repeated="7" table:default-cell-style-name="ce2"/>
        <table:table-column table:style-name="co3" table:number-columns-repeated="1014" table:default-cell-style-name="Default"/>
        <table:table-row table:style-name="ro1">
          <table:table-cell table:style-name="ce4" office:value-type="string" calcext:value-type="string">
            <text:p>coprosize v1.0.0-alpha.7 Copyright © 2022 Piotr Bajdek</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Supplement 2. Scat diameters and body masses</text:p>
          </table:table-cell>
          <table:table-cell table:style-name="ce4" table:number-columns-repeated="6"/>
          <table:table-cell table:style-name="ce9"/>
          <table:table-cell table:number-columns-repeated="1014"/>
        </table:table-row>
        <table:table-row table:style-name="ro1">
          <table:table-cell table:style-name="ce4" office:value-type="string" calcext:value-type="string">
            <text:p>Bajdek, P., 2022. coprosize (version 1.0.0-alpha.7). [computer software] <text:a xlink:href="https://github.com/piotrbajdek/coprosize" xlink:type="simple">https://github.com/piotrbajdek/coprosize</text:a></text:p>
          </table:table-cell>
          <table:table-cell table:style-name="ce4" table:number-columns-repeated="6"/>
          <table:table-cell table:style-name="ce9"/>
          <table:table-cell table:number-columns-repeated="1014"/>
        </table:table-row>
        <table:table-row table:style-name="ro1">
          <table:table-cell table:style-name="ce5" table:number-columns-repeated="7"/>
          <table:table-cell table:number-columns-repeated="1015"/>
        </table:table-row>
        <table:table-row table:style-name="ro1">
          <table:table-cell table:style-name="ce4" office:value-type="string" calcext:value-type="string">
            <text:p>Taxonomy</text:p>
          </table:table-cell>
          <table:table-cell table:style-name="ce4" office:value-type="string" calcext:value-type="string">
            <text:p>Species</text:p>
          </table:table-cell>
          <table:table-cell table:style-name="ce4" office:value-type="string" calcext:value-type="string">
            <text:p>Primary diet</text:p>
          </table:table-cell>
          <table:table-cell table:style-name="ce4" office:value-type="string" calcext:value-type="string">
            <text:p>Mean scat diameter (mm)</text:p>
          </table:table-cell>
          <table:table-cell table:style-name="ce4" office:value-type="string" calcext:value-type="string">
            <text:p>Mean adult body mass (kg)</text:p>
          </table:table-cell>
          <table:table-cell table:style-name="ce4" office:value-type="string" calcext:value-type="string">
            <text:p>Reference (scat diameter)</text:p>
          </table:table-cell>
          <table:table-cell table:style-name="ce4" office:value-type="string" calcext:value-type="string">
            <text:p>Reference (body mass)</text:p>
          </table:table-cell>
          <table:table-cell table:style-name="ce4" office:value-type="string" calcext:value-type="string">
            <text:p>Remarks</text:p>
          </table:table-cell>
          <table:table-cell table:number-columns-repeated="1014"/>
        </table:table-row>
        <table:table-row table:style-name="ro1">
          <table:table-cell table:style-name="ce9" office:value-type="string" calcext:value-type="string">
            <text:p>Amniota, Mammalia, Marsupialia, Didelphimorphia</text:p>
          </table:table-cell>
          <table:table-cell table:style-name="ce3" office:value-type="string" calcext:value-type="string">
            <text:p>Didelphis marsupialis</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vulpecula</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etrogale lateralis</text:p>
          </table:table-cell>
          <table:table-cell table:style-name="ce11"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richosurus johnstonii</text:p>
          </table:table-cell>
          <table:table-cell table:style-name="ce11"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Phascolarctos cinereus</text:p>
          </table:table-cell>
          <table:table-cell table:style-name="ce11"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Thylogale stigmatica</text:p>
          </table:table-cell>
          <table:table-cell table:style-name="ce11"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Dendrolagus lumholtzi</text:p>
          </table:table-cell>
          <table:table-cell table:style-name="ce11"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 table:number-columns-repeated="1014"/>
        </table:table-row>
        <table:table-row table:style-name="ro1">
          <table:table-cell table:style-name="ce9" office:value-type="string" calcext:value-type="string">
            <text:p>Amniota, Mammalia, Marsupialia, Diprotodontia</text:p>
          </table:table-cell>
          <table:table-cell table:style-name="ce3" office:value-type="string" calcext:value-type="string">
            <text:p>Vombatus ursinus</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 table:number-columns-repeated="1014"/>
        </table:table-row>
        <table:table-row table:style-name="ro1">
          <table:table-cell table:style-name="ce11" office:value-type="string" calcext:value-type="string">
            <text:p>Amniota, Mammalia, Monotremata</text:p>
          </table:table-cell>
          <table:table-cell table:style-name="ce3" office:value-type="string" calcext:value-type="string">
            <text:p>Tachyglossus aculeat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Procavia cap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Heterohyrax brucei</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 table:number-columns-repeated="1014"/>
        </table:table-row>
        <table:table-row table:style-name="ro1">
          <table:table-cell table:style-name="ce17" office:value-type="string" calcext:value-type="string">
            <text:p>Amniota, Mammalia, Placentalia, Afrotheria</text:p>
          </table:table-cell>
          <table:table-cell table:style-name="ce3" office:value-type="string" calcext:value-type="string">
            <text:p>Dendrohyrax arboreus</text:p>
          </table:table-cell>
          <table:table-cell table:style-name="ce11"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11"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7"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11"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Vulpes cham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erdocyon thou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Otocyon megalotis</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up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ycaon pictus</text:p>
          </table:table-cell>
          <table:table-cell table:style-name="ce10"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Urocyon cinereoargente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Lupulella adust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mesomelas</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0" office:value-type="string" calcext:value-type="string">
            <text:p><text:span text:style-name="T2">Vulpes vulp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Canidae</text:p>
          </table:table-cell>
          <table:table-cell table:style-name="ce3" office:value-type="string" calcext:value-type="string">
            <text:p>Canis latrans</text:p>
          </table:table-cell>
          <table:table-cell table:style-name="ce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Felis nigripes</text:p>
          </table:table-cell>
          <table:table-cell table:style-name="ce10"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tigrinu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29" office:value-type="string" calcext:value-type="string">
            <text:p><text:span text:style-name="T2">Felis silvestris</text:span></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opardus pardali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Caracal caracal</text:p>
          </table:table-cell>
          <table:table-cell table:style-name="ce10"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Leptailurus serval</text:p>
          </table:table-cell>
          <table:table-cell table:style-name="ce10"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onca</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uma concolor</text:p>
          </table:table-cell>
          <table:table-cell table:style-name="ce10"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Felidae</text:p>
          </table:table-cell>
          <table:table-cell table:style-name="ce3" office:value-type="string" calcext:value-type="string">
            <text:p>Panthera leo</text:p>
          </table:table-cell>
          <table:table-cell table:style-name="ce10"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Cynictis penicillata</text:p>
          </table:table-cell>
          <table:table-cell table:style-name="ce10"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logale parvul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Suricata suricatta</text:p>
          </table:table-cell>
          <table:table-cell table:style-name="ce10"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pulverulent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Mungos mungo</text:p>
          </table:table-cell>
          <table:table-cell table:style-name="ce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Ichneumia albicaud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Galerella sanguinea</text:p>
          </table:table-cell>
          <table:table-cell table:style-name="ce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Atilax paludinosu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erpestidae</text:p>
          </table:table-cell>
          <table:table-cell table:style-name="ce3" office:value-type="string" calcext:value-type="string">
            <text:p>Herpestes ichneumon</text:p>
          </table:table-cell>
          <table:table-cell table:style-name="ce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Hyaenidae</text:p>
          </table:table-cell>
          <table:table-cell table:style-name="ce3" office:value-type="string" calcext:value-type="string">
            <text:p>Proteles cristata</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nivali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erminea</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ustela frenata</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ustela putorius</text:span></text:p>
          </table:table-cell>
          <table:table-cell table:style-name="ce10"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Taxidea taxus</text:p>
          </table:table-cell>
          <table:table-cell table:style-name="ce10"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Aonyx capensis</text:p>
          </table:table-cell>
          <table:table-cell table:style-name="ce10"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Enhydra lutri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Spilogale putori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martes</text:span></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artes foina</text:span></text:p>
          </table:table-cell>
          <table:table-cell table:style-name="ce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phitis mephitis</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artes pennanti</text:p>
          </table:table-cell>
          <table:table-cell table:style-name="ce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29" office:value-type="string" calcext:value-type="string">
            <text:p><text:span text:style-name="T2">Meles meles</text:span></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Mustelidae</text:p>
          </table:table-cell>
          <table:table-cell table:style-name="ce3" office:value-type="string" calcext:value-type="string">
            <text:p>Mellivora capensis</text:p>
          </table:table-cell>
          <table:table-cell table:style-name="ce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Procyonidae</text:p>
          </table:table-cell>
          <table:table-cell table:style-name="ce3" office:value-type="string" calcext:value-type="string">
            <text:p>Procyon lotor</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mericanus</text:p>
          </table:table-cell>
          <table:table-cell table:style-name="ce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Ursidae</text:p>
          </table:table-cell>
          <table:table-cell table:style-name="ce3" office:value-type="string" calcext:value-type="string">
            <text:p>Ursus arctos horribilis</text:p>
          </table:table-cell>
          <table:table-cell table:style-name="ce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Carnivora, Viverridae</text:p>
          </table:table-cell>
          <table:table-cell table:style-name="ce3" office:value-type="string" calcext:value-type="string">
            <text:p>Genetta tigrina</text:p>
          </table:table-cell>
          <table:table-cell table:style-name="ce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Sorex articus</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Cryptotis parva</text:p>
          </table:table-cell>
          <table:table-cell table:style-name="ce10"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Blarina brevicauda</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Eulipotyphla</text:p>
          </table:table-cell>
          <table:table-cell table:style-name="ce3" office:value-type="string" calcext:value-type="string">
            <text:p>Erinaceus europaeus</text:p>
          </table:table-cell>
          <table:table-cell table:style-name="ce10"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Ochotona princep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1485" calcext:value-type="float">
            <text:p>0.1485</text:p>
          </table:table-cell>
          <table:table-cell office:value-type="string" calcext:value-type="string">
            <text:p>Chame, M. 2003. Terrestrial mammal feces: a morphometric summary and description. 98 (Suppl. I): 71–94.</text:p>
          </table:table-cell>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Brachylagus idahoensis</text:p>
          </table:table-cell>
          <table:table-cell table:style-name="ce11"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Sylvilagus floridanus</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Oryctolagus cunicul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townsendii</text:p>
          </table:table-cell>
          <table:table-cell table:style-name="ce11"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arcticus</text:p>
          </table:table-cell>
          <table:table-cell table:style-name="ce11"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Lagomorpha</text:p>
          </table:table-cell>
          <table:table-cell table:style-name="ce3" office:value-type="string" calcext:value-type="string">
            <text:p>Lepus capensi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icrotus montanus</text:p>
          </table:table-cell>
          <table:table-cell table:style-name="ce11"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homomys talpoide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Neotoma cinerea</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3355" calcext:value-type="float">
            <text:p>0.3355</text:p>
          </table:table-cell>
          <table:table-cell office:value-type="string" calcext:value-type="string">
            <text:p>Chame, M. 2003. Terrestrial mammal feces: a morphometric summary and description. 98 (Suppl. I): 71–94.</text:p>
          </table:table-cell>
          <table:table-cell office:value-type="string" calcext:value-type="string">
            <text:p>Trapani, J. 2003. "Neotoma cinerea" (On-line), Animal Diversity Web. Accessed June 21, 2022 at <text:a xlink:href="https://animaldiversity.org/accounts/Neotoma_cinerea/" xlink:type="simple">https://animaldiversity.org/accounts/Neotoma_cinere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Dicrostonyx groenlandicus</text:p>
          </table:table-cell>
          <table:table-cell table:style-name="ce11"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icrotus arvalis</text:p>
          </table:table-cell>
          <table:table-cell table:style-name="ce11"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Galea spixii</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aberti</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62" calcext:value-type="float">
            <text:p>0.62</text:p>
          </table:table-cell>
          <table:table-cell office:value-type="string" calcext:value-type="string">
            <text:p>Chame, M. 2003. Terrestrial mammal feces: a morphometric summary and description. 98 (Suppl. I): 71–94.</text:p>
          </table:table-cell>
          <table:table-cell office:value-type="string" calcext:value-type="string">
            <text:p> 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Kerodon rupestris</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Aplodontia rufa</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vulgaris</text:p>
          </table:table-cell>
          <table:table-cell table:style-name="ce11"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yocastor coypu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Cuniculus paca</text:p>
          </table:table-cell>
          <table:table-cell table:style-name="ce11"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Castor fiber</text:p>
          </table:table-cell>
          <table:table-cell table:style-name="ce11"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Perognathus parvus</text:p>
          </table:table-cell>
          <table:table-cell table:style-name="ce9"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1,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 dorsalis</text:p>
          </table:table-cell>
          <table:table-cell table:style-name="ce9"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 striat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amiasciurus hudsonic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21297" calcext:value-type="float">
            <text:p>0.21297</text:p>
          </table:table-cell>
          <table:table-cell office:value-type="string" calcext:value-type="string">
            <text:p>Chame, M. 2003. Terrestrial mammal feces: a morphometric summary and description. 98 (Suppl. I): 71–94.</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Mus musculus</text:p>
          </table:table-cell>
          <table:table-cell table:style-name="ce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rattus</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Thrichomys apereoides</text:p>
          </table:table-cell>
          <table:table-cell table:style-name="ce9"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Arvicola amphibius</text:p>
          </table:table-cell>
          <table:table-cell table:style-name="ce9"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Sciurus carolinensis</text:p>
          </table:table-cell>
          <table:table-cell table:style-name="ce9"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Ondatra zibethic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1.1358" calcext:value-type="float">
            <text:p>1.1358</text:p>
          </table:table-cell>
          <table:table-cell office:value-type="string" calcext:value-type="string">
            <text:p>Chame, M. 2003. Terrestrial mammal feces: a morphometric summary and description. 98 (Suppl. I): 71–94.</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Xerus inauri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Glires, Rodentia</text:p>
          </table:table-cell>
          <table:table-cell table:style-name="ce3" office:value-type="string" calcext:value-type="string">
            <text:p>Rattus norvegicu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0.4" calcext:value-type="float">
            <text:p>0.4</text:p>
          </table:table-cell>
          <table:table-cell office:value-type="string" calcext:value-type="string">
            <text:p>Chame, M. 2003. Terrestrial mammal feces: a morphometric summary and description. 98 (Suppl. I): 71–94.</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Alouatta caraya</text:p>
          </table:table-cell>
          <table:table-cell table:style-name="ce11"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Sapajus libidinosus</text:p>
          </table:table-cell>
          <table:table-cell table:style-name="ce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18" office:value-type="string" calcext:value-type="string">
            <text:p>Amniota, Mammalia, Placentalia, Primates</text:p>
          </table:table-cell>
          <table:table-cell table:style-name="ce3" office:value-type="string" calcext:value-type="string">
            <text:p>Homo sapiens</text:p>
          </table:table-cell>
          <table:table-cell table:style-name="ce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Madoqua kirkii</text:p>
          </table:table-cell>
          <table:table-cell table:style-name="ce11"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Ungulata, Artiodactyla</text:p>
          </table:table-cell>
          <table:table-cell table:style-name="ce3" office:value-type="string" calcext:value-type="string">
            <text:p>Dama dama</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Cervus elaphus</text:p>
          </table:table-cell>
          <table:table-cell table:style-name="ce11"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Alces alces</text:p>
          </table:table-cell>
          <table:table-cell table:style-name="ce11"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Giraffa camelopardalis</text:p>
          </table:table-cell>
          <table:table-cell table:style-name="ce11"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otamochoerus porcus</text:p>
          </table:table-cell>
          <table:table-cell table:style-name="ce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Artiodactyla</text:p>
          </table:table-cell>
          <table:table-cell table:style-name="ce3" office:value-type="string" calcext:value-type="string">
            <text:p>Phacochoerus aethiopicus</text:p>
          </table:table-cell>
          <table:table-cell table:style-name="ce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18" office:value-type="string" calcext:value-type="string">
            <text:p>Amniota, Mammalia, Placentalia, Ungulata, Perissodactyla</text:p>
          </table:table-cell>
          <table:table-cell table:style-name="ce3" office:value-type="string" calcext:value-type="string">
            <text:p>Equus burchellii</text:p>
          </table:table-cell>
          <table:table-cell table:style-name="ce11"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Dasypus novemcinctus</text:p>
          </table:table-cell>
          <table:table-cell table:style-name="ce10"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10" office:value-type="string" calcext:value-type="string">
            <text:p>Amniota, Mammalia, Placentalia, Xenarthra</text:p>
          </table:table-cell>
          <table:table-cell table:style-name="ce3" office:value-type="string" calcext:value-type="string">
            <text:p>Tamandua tetradactyla</text:p>
          </table:table-cell>
          <table:table-cell table:style-name="ce10"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Sayornis nigricans</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ctitis macularius</text:p>
          </table:table-cell>
          <table:table-cell table:style-name="ce10"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Leuconotopicus villosus</text:p>
          </table:table-cell>
          <table:table-cell table:style-name="ce10"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etrochelidon pyrrhonota</text:p>
          </table:table-cell>
          <table:table-cell table:style-name="ce10"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corax</text:p>
          </table:table-cell>
          <table:table-cell table:style-name="ce10"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moreletii</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leosuchus palpebrosus</text:p>
          </table:table-cell>
          <table:table-cell table:style-name="ce10"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rhombifer</text:p>
          </table:table-cell>
          <table:table-cell table:style-name="ce10"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rocodylus cataphractus</text:p>
          </table:table-cell>
          <table:table-cell table:style-name="ce10"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allipepla californica</text:p>
          </table:table-cell>
          <table:table-cell table:style-name="ce11"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endragapus obscurus</text:p>
          </table:table-cell>
          <table:table-cell table:style-name="ce11"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tigone canadensis</text:p>
          </table:table-cell>
          <table:table-cell table:style-name="ce11"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ranta canadensis</text:p>
          </table:table-cell>
          <table:table-cell table:style-name="ce11"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ygnus olor</text:p>
          </table:table-cell>
          <table:table-cell table:style-name="ce11"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ipilo maculatus</text:p>
          </table:table-cell>
          <table:table-cell table:style-name="ce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asser domesticus</text:p>
          </table:table-cell>
          <table:table-cell table:style-name="ce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aptes aurat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Turdus migratori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linus virginianus</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Anas platyrhynchos</text:p>
          </table:table-cell>
          <table:table-cell table:style-name="ce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Geococcyx californianus</text:p>
          </table:table-cell>
          <table:table-cell table:style-name="ce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Bonasa umbellus</text:p>
          </table:table-cell>
          <table:table-cell table:style-name="ce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Corvus brachyrhynchos</text:p>
          </table:table-cell>
          <table:table-cell table:style-name="ce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yocopus pileatus</text:p>
          </table:table-cell>
          <table:table-cell table:style-name="ce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Phasianus colchicus</text:p>
          </table:table-cell>
          <table:table-cell table:style-name="ce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7" office:value-type="string" calcext:value-type="string">
            <text:p>Amniota, Reptilia, Archosauria</text:p>
          </table:table-cell>
          <table:table-cell office:value-type="string" calcext:value-type="string">
            <text:p><text:span text:style-name="T1">Meleagris gallopavo</text:span> wild male</text:p>
          </table:table-cell>
          <table:table-cell table:style-name="ce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7" office:value-type="string" calcext:value-type="string">
            <text:p>Amniota, Reptilia, Archosauria</text:p>
          </table:table-cell>
          <table:table-cell table:style-name="ce3" office:value-type="string" calcext:value-type="string">
            <text:p>Dromaius novaehollandiae</text:p>
          </table:table-cell>
          <table:table-cell table:style-name="ce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Sceloporus occidentalis</text:p>
          </table:table-cell>
          <table:table-cell table:style-name="ce10"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hrynosoma cornutum</text:p>
          </table:table-cell>
          <table:table-cell table:style-name="ce10"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Crotalus atrox</text:p>
          </table:table-cell>
          <table:table-cell table:style-name="ce10"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ituophis catenifer</text:p>
          </table:table-cell>
          <table:table-cell table:style-name="ce10"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Vipera berus</text:p>
          </table:table-cell>
          <table:table-cell table:style-name="ce10"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Python regius</text:p>
          </table:table-cell>
          <table:table-cell table:style-name="ce10"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8" office:value-type="string" calcext:value-type="string">
            <text:p>Amniota, Reptilia, Squamata</text:p>
          </table:table-cell>
          <table:table-cell table:style-name="ce3" office:value-type="string" calcext:value-type="string">
            <text:p>Ophiophagus hannah</text:p>
          </table:table-cell>
          <table:table-cell table:style-name="ce10"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ydra serpentina</text:p>
          </table:table-cell>
          <table:table-cell table:style-name="ce10"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Gopherus agassizii</text:p>
          </table:table-cell>
          <table:table-cell table:style-name="ce11"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rysemys picta</text:p>
          </table:table-cell>
          <table:table-cell table:style-name="ce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Chelonia mydas</text:p>
          </table:table-cell>
          <table:table-cell table:style-name="ce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12" office:value-type="string" calcext:value-type="string">
            <text:p>Amniota, Reptilia, Testudines</text:p>
          </table:table-cell>
          <table:table-cell table:style-name="ce3" office:value-type="string" calcext:value-type="string">
            <text:p>Testudo hermanni</text:p>
          </table:table-cell>
          <table:table-cell table:style-name="ce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woodhousii</text:p>
          </table:table-cell>
          <table:table-cell table:style-name="ce10"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Anura</text:p>
          </table:table-cell>
          <table:table-cell table:style-name="ce3" office:value-type="string" calcext:value-type="string">
            <text:p>Anaxyrus boreas</text:p>
          </table:table-cell>
          <table:table-cell table:style-name="ce10"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Notophthalmus viridescens</text:p>
          </table:table-cell>
          <table:table-cell table:style-name="ce10"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tigrinum</text:p>
          </table:table-cell>
          <table:table-cell table:style-name="ce10"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13" office:value-type="string" calcext:value-type="string">
            <text:p>Amphibia, Urodela</text:p>
          </table:table-cell>
          <table:table-cell table:style-name="ce3" office:value-type="string" calcext:value-type="string">
            <text:p>Ambystoma maculatum</text:p>
          </table:table-cell>
          <table:table-cell table:style-name="ce10"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410">
          <table:table-cell table:number-columns-repeated="1022"/>
        </table:table-row>
        <table:table-row table:style-name="ro2" table:number-rows-repeated="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6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2-06-22T02:57:07.945619685</dc:date>
    <dc:creator>Piotr Bajdek</dc:creator>
    <meta:editing-duration>P1DT14H55M24S</meta:editing-duration>
    <meta:editing-cycles>238</meta:editing-cycles>
    <meta:generator>LibreOffice/7.3.4.2$Linux_X86_64 LibreOffice_project/728fec16bd5f605073805c3c9e7c4212a0120dc5</meta:generator>
    <meta:document-statistic meta:table-count="1" meta:cell-count="1257" meta:object-count="0"/>
  </office:meta>
</office:document-meta>
</file>